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Arial Unicode MS1" svg:font-family="'Arial Unicode MS'" style:font-family-generic="swiss"/>
    <style:font-face style:name="Hiragino Kaku Gothic Pro1" svg:font-family="'Hiragino Kaku Gothic Pro'" style:font-family-generic="swiss"/>
    <style:font-face style:name="Hiragino Kaku Gothic ProN" svg:font-family="'Hiragino Kaku Gothic ProN'" style:font-family-generic="swiss"/>
    <style:font-face style:name="Monaco" svg:font-family="Monaco" style:font-family-generic="modern" style:font-pitch="fixed"/>
    <style:font-face style:name="ヒラギノ角ゴ Pro W3" svg:font-family="'ヒラギノ角ゴ Pro W3'" style:font-pitch="variable"/>
    <style:font-face style:name="ヒラギノ角ゴ Std W8" svg:font-family="'ヒラギノ角ゴ Std W8'" style:font-pitch="variable"/>
    <style:font-face style:name="Times New Roman" svg:font-family="'Times New Roman'" style:font-family-generic="roman" style:font-pitch="variable"/>
    <style:font-face style:name="Apple Farben-Emoji" svg:font-family="'Apple Farben-Emoji'" style:font-family-generic="swiss"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実行環境" style:family="table">
      <style:table-properties style:width="17cm" table:align="margins"/>
    </style:style>
    <style:style style:name="実行環境.A" style:family="table-column">
      <style:table-column-properties style:column-width="2.771cm" style:rel-column-width="10682*"/>
    </style:style>
    <style:style style:name="実行環境.B" style:family="table-column">
      <style:table-column-properties style:column-width="2.944cm" style:rel-column-width="11348*"/>
    </style:style>
    <style:style style:name="実行環境.C" style:family="table-column">
      <style:table-column-properties style:column-width="5.895cm" style:rel-column-width="22724*"/>
    </style:style>
    <style:style style:name="実行環境.D" style:family="table-column">
      <style:table-column-properties style:column-width="5.39cm" style:rel-column-width="20781*"/>
    </style:style>
    <style:style style:name="実行環境.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実行環境.D1" style:family="table-cell">
      <style:table-cell-properties fo:background-color="#c0c0c0" fo:padding="0.097cm" fo:border="0.002cm solid #000000">
        <style:background-image/>
      </style:table-cell-properties>
    </style:style>
    <style:style style:name="実行環境.A2" style:family="table-cell">
      <style:table-cell-properties fo:padding="0.097cm" fo:border-left="0.002cm solid #000000" fo:border-right="none" fo:border-top="none" fo:border-bottom="0.002cm solid #000000"/>
    </style:style>
    <style:style style:name="実行環境.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ヒラギノ角ゴ Pro W3" style:font-name-asian="ヒラギノ角ゴ Pro W3"/>
    </style:style>
    <style:style style:name="P2" style:family="paragraph" style:parent-style-name="Text_20_body">
      <style:text-properties style:font-name="ヒラギノ角ゴ Pro W3" style:font-name-asian="Hiragino Kaku Gothic Pro"/>
    </style:style>
    <style:style style:name="P3" style:family="paragraph" style:parent-style-name="Text_20_body">
      <style:text-properties style:font-name="Hiragino Kaku Gothic Pro"/>
    </style:style>
    <style:style style:name="P4" style:family="paragraph" style:parent-style-name="Text_20_body">
      <style:text-properties style:font-name="Hiragino Kaku Gothic Pro" style:font-name-asian="Hiragino Kaku Gothic Pro"/>
    </style:style>
    <style:style style:name="P5" style:family="paragraph" style:parent-style-name="Frame_20_contents">
      <style:text-properties style:font-name-asian="Apple Farben-Emoji"/>
    </style:style>
    <style:style style:name="P6" style:family="paragraph" style:parent-style-name="Table_20_Contents">
      <style:text-properties style:use-window-font-color="true" style:font-name="Hiragino Kaku Gothic Pro" style:font-name-asian="Hiragino Kaku Gothic Pro"/>
    </style:style>
    <style:style style:name="P7" style:family="paragraph" style:parent-style-name="Table_20_Contents">
      <style:text-properties style:font-name="Hiragino Kaku Gothic Pro" style:font-name-asian="Hiragino Kaku Gothic Pro"/>
    </style:style>
    <style:style style:name="P8" style:family="paragraph" style:parent-style-name="Heading_20_1">
      <style:text-properties style:font-name="Hiragino Kaku Gothic Pro" style:font-name-asian="Hiragino Kaku Gothic Pro"/>
    </style:style>
    <style:style style:name="P9" style:family="paragraph" style:parent-style-name="Heading_20_1">
      <style:text-properties style:font-name="ヒラギノ角ゴ Pro W3"/>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style:font-name="ヒラギノ角ゴ Pro W3"/>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list-style-name="L1">
      <style:text-properties style:font-name="Hiragino Kaku Gothic Pro" style:font-name-asian="Hiragino Kaku Gothic Pro"/>
    </style:style>
    <style:style style:name="P14" style:family="paragraph" style:parent-style-name="Text_20_body" style:list-style-name="L2">
      <style:text-properties style:font-name="Hiragino Kaku Gothic Pro" style:font-name-asian="Hiragino Kaku Gothic Pro"/>
    </style:style>
    <style:style style:name="P15" style:family="paragraph" style:parent-style-name="Text_20_body" style:list-style-name="L3">
      <style:text-properties style:font-name="Hiragino Kaku Gothic Pro" style:font-name-asian="Hiragino Kaku Gothic Pro"/>
    </style:style>
    <style:style style:name="P16" style:family="paragraph" style:parent-style-name="Text_20_body" style:list-style-name="L4">
      <style:text-properties style:font-name="Hiragino Kaku Gothic Pro" style:font-name-asian="Hiragino Kaku Gothic Pro"/>
    </style:style>
    <style:style style:name="P17" style:family="paragraph" style:parent-style-name="Text_20_body" style:list-style-name="L5">
      <style:text-properties style:font-name="Hiragino Kaku Gothic Pro" style:font-name-asian="Hiragino Kaku Gothic Pro"/>
    </style:style>
    <style:style style:name="P18" style:family="paragraph" style:parent-style-name="Text_20_body" style:list-style-name="L2"/>
    <style:style style:name="P19" style:family="paragraph" style:parent-style-name="Text_20_body" style:list-style-name="L5"/>
    <style:style style:name="P20" style:family="paragraph" style:parent-style-name="Text_20_body">
      <style:text-properties style:font-name-asian="ヒラギノ角ゴ Std W8"/>
    </style:style>
    <style:style style:name="P21" style:family="paragraph" style:parent-style-name="Text_20_body" style:list-style-name="L2">
      <style:text-properties style:font-name="Hiragino Kaku Gothic Pro" style:font-name-asian="Hiragino Kaku Gothic Pro"/>
    </style:style>
    <style:style style:name="P22" style:family="paragraph" style:parent-style-name="Text_20_body" style:list-style-name="L5">
      <style:text-properties style:font-name="Hiragino Kaku Gothic Pro" style:font-name-asian="Hiragino Kaku Gothic Pro"/>
    </style:style>
    <style:style style:name="P23" style:family="paragraph">
      <style:paragraph-properties fo:text-align="center"/>
    </style:style>
    <style:style style:name="P24" style:family="paragraph">
      <style:paragraph-properties fo:text-align="center"/>
      <style:text-properties style:font-name="Hiragino Kaku Gothic Pro"/>
    </style:style>
    <style:style style:name="P25" style:family="paragraph">
      <style:text-properties style:font-name="Hiragino Kaku Gothic Pro"/>
    </style:style>
    <style:style style:name="P26" style:family="paragraph">
      <style:paragraph-properties fo:text-align="center"/>
      <style:text-properties style:font-name="Hiragino Kaku Gothic Pro" fo:font-size="8pt" style:font-size-asian="8pt" style:font-size-complex="8pt"/>
    </style:style>
    <style:style style:name="P27" style:family="paragraph">
      <style:paragraph-properties fo:text-align="center"/>
      <style:text-properties style:font-name="Hiragino Kaku Gothic Pro" fo:font-size="12pt"/>
    </style:style>
    <style:style style:name="P28" style:family="paragraph">
      <style:paragraph-properties fo:text-align="end"/>
    </style:style>
    <style:style style:name="P29" style:family="paragraph">
      <style:paragraph-properties fo:text-align="start"/>
    </style:style>
    <style:style style:name="P30" style:family="paragraph">
      <style:paragraph-properties fo:text-align="start"/>
      <style:text-properties style:font-name="Hiragino Kaku Gothic Pro" fo:font-size="8pt" style:font-size-asian="8pt" style:font-size-complex="8pt"/>
    </style:style>
    <style:style style:name="T1" style:family="text">
      <style:text-properties style:font-name="Hiragino Kaku Gothic Pro" style:font-name-asian="Hiragino Kaku Gothic Pro"/>
    </style:style>
    <style:style style:name="T2" style:family="text">
      <style:text-properties fo:color="#000000" style:font-name="Hiragino Kaku Gothic Pro" fo:font-size="11pt" style:font-name-asian="Monaco" style:font-size-asian="11pt" style:font-name-complex="Monaco" style:font-size-complex="11pt"/>
    </style:style>
    <style:style style:name="T3" style:family="text">
      <style:text-properties fo:color="#000000" fo:font-size="12pt" style:font-name-asian="Monaco" style:font-size-asian="12pt" style:font-name-complex="Monaco" style:font-size-complex="12pt"/>
    </style:style>
    <style:style style:name="T4" style:family="text">
      <style:text-properties fo:color="#000000" fo:font-size="12pt" style:font-size-asian="12pt" style:font-name-complex="Monaco" style:font-size-complex="12pt"/>
    </style:style>
    <style:style style:name="T5" style:family="text">
      <style:text-properties fo:color="#000000" fo:font-size="12pt" style:font-size-asian="12pt" style:font-name-complex="Menlo-Regular" style:font-size-complex="12pt"/>
    </style:style>
    <style:style style:name="T6" style:family="text">
      <style:text-properties fo:color="#000000" fo:font-size="11pt" style:font-name-asian="Monaco" style:font-size-asian="11pt" style:font-name-complex="Monaco" style:font-size-complex="11pt"/>
    </style:style>
    <style:style style:name="T7" style:family="text">
      <style:text-properties fo:color="#000000" fo:font-size="11pt" style:font-size-asian="11pt" style:font-name-complex="Monaco" style:font-size-complex="11pt"/>
    </style:style>
    <style:style style:name="T8" style:family="text">
      <style:text-properties fo:color="#000000" style:font-name="Menlo-Regular" fo:font-size="11pt" style:font-name-asian="Menlo-Regular" style:font-size-asian="11pt" style:font-name-complex="Menlo-Regular" style:font-size-complex="11pt"/>
    </style:style>
    <style:style style:name="T9" style:family="text">
      <style:text-properties fo:color="#000000" style:font-name="Hiragino Kaku Gothic Pro" fo:font-size="11pt" style:font-name-asian="Menlo-Regular" style:font-size-asian="11pt" style:font-name-complex="Menlo-Regular" style:font-size-complex="11pt"/>
    </style:style>
    <style:style style:name="T10" style:family="text">
      <style:text-properties fo:color="#000000" style:font-name="Hiragino Kaku Gothic Pro" fo:font-size="11pt" style:font-name-asian="Hiragino Kaku Gothic Pro" style:font-size-asian="11pt" style:font-name-complex="Monaco" style:font-size-complex="11pt"/>
    </style:style>
    <style:style style:name="T11" style:family="text">
      <style:text-properties fo:color="#000000" style:font-name="Hiragino Kaku Gothic Pro" fo:font-size="12pt" style:font-name-asian="Menlo-Regular" style:font-size-asian="12pt" style:font-name-complex="Menlo-Regular" style:font-size-complex="12pt"/>
    </style:style>
    <style:style style:name="T12" style:family="text">
      <style:text-properties fo:color="#000000" style:font-name="Hiragino Kaku Gothic Pro" fo:font-size="12pt" style:font-name-asian="Monaco" style:font-size-asian="12pt" style:font-name-complex="Monaco" style:font-size-complex="12pt"/>
    </style:style>
    <style:style style:name="T13" style:family="text">
      <style:text-properties fo:color="#000000" style:font-name="Hiragino Kaku Gothic Pro" fo:font-size="12pt" style:font-name-asian="Hiragino Kaku Gothic Pro" style:font-size-asian="12pt" style:font-name-complex="Monaco" style:font-size-complex="12pt"/>
    </style:style>
    <style:style style:name="T14" style:family="text">
      <style:text-properties style:font-name="Hiragino Kaku Gothic Pro" style:font-name-asian="Hiragino Kaku Gothic Pro"/>
    </style:style>
    <style:style style:name="T15" style:family="text">
      <style:text-properties style:font-name="Hiragino Kaku Gothic Pro"/>
    </style:style>
    <style:style style:name="T16" style:family="text">
      <style:text-properties style:font-name="Hiragino Kaku Gothic Pro" fo:font-size="8pt" style:font-size-asian="8pt" style:font-size-complex="8pt"/>
    </style:style>
    <style:style style:name="T17" style:family="text">
      <style:text-properties style:font-name="Hiragino Kaku Gothic Pro" fo:font-size="12pt"/>
    </style:style>
    <style:style style:name="T18" style:family="text">
      <style:text-properties style:font-name="Hiragino Kaku Gothic Pro" fo:font-size="9pt" style:font-size-asian="9pt" style:font-size-complex="9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標準オブジェクト"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標準オブジェクト"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gradient" draw:fill-gradient-name="標準オブジェクト"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e6e6e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1.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gradient" draw:fill-gradient-name="標準オブジェクト" draw:textarea-horizontal-align="left" draw:textarea-vertical-align="top"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textarea-vertical-align="middle" fo:min-height="2.1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ソフトウェアアーキテクチャ説明書</text:title></text:p>
      <text:p text:style-name="P3">2014/08/01</text:p>
      <text:p text:style-name="P3">v0.0.1</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12">本書の位置づけ<text:tab/>1</text:p>
          <text:p text:style-name="P12">本書のライセンス<text:tab/>1</text:p>
          <text:p text:style-name="P12">ソフトウェアアーキテクチャ概要<text:tab/>2</text:p>
          <text:p text:style-name="P12">実行環境<text:tab/>3</text:p>
          <text:p text:style-name="P12">レイヤリング<text:tab/>4</text:p>
          <text:p text:style-name="P12">各レイヤで用いるライブラリ・フレームワーク<text:tab/>7</text:p>
          <text:p text:style-name="P12">ディレクトリ構成<text:tab/>10</text:p>
          <text:p text:style-name="P12">パッケージ構成<text:tab/>11</text:p>
        </text:index-body>
      </text:table-of-content>
      <text:p text:style-name="Text_20_body"/>
      <text:h text:style-name="P8" text:outline-level="1">本書の位置づけ</text:h>
      <text:p text:style-name="P4">本書はModern Java Architecture CMS（以下、MojaCMS）のソフトウェアアーキテクチャを説明するために記載されます。</text:p>
      <text:p text:style-name="P4">MojaCMSを拡張してプロダクトを作成する場合は、本書を改変していただければ幸いです。以降の文章では、できるだけ固有名詞を排除し、改変を用意にするように心がけます。例えば、「MojaCMS」の代わりに「本アプリケーション」等の言葉を用いるようにします。</text:p>
      <text:p text:style-name="P4">また、固有名詞はファイルのプロパティーに設定し、置換されやすいように工夫します</text:p>
      <text:h text:style-name="P8" text:outline-level="1">本書のライセンス</text:h>
      <text:p text:style-name="P4">本書はApache License V2.0でライセンスされます。</text:p>
      <text:h text:style-name="P9" text:outline-level="1"/>
      <text:h text:style-name="P11" text:outline-level="1">ソフトウェアアーキテクチャ概要</text:h>
      <text:p text:style-name="P4">本書で取り上げるアーキテクチャは、言語としてJavaを用いるWebアプリケーションのアーキテクチャです。</text:p>
      <text:p text:style-name="P4">本アーキテクチャが目指すのは、安定性と先進性という2つの相反する事項のバランスをとったアーキテクチャです。</text:p>
      <text:p text:style-name="P4">安定性と先進性を両立させるため、以下の項目に着目します。</text:p>
      <text:list xml:id="list2641201485138401383" text:style-name="L1">
        <text:list-item>
          <text:p text:style-name="P13">利用技術が標準化されていること<text:line-break/>つまりはできるだけJSRで規定された技術を用いることにします。これは、利用するライブラリがメンテナンスされなくなった、陳腐化した場合でも、インターフェースはそのままに内部実装だけを入れ替えられることが可能である事を目指すためです。</text:p>
        </text:list-item>
        <text:list-item>
          <text:p text:style-name="P13">自動テストが実現されていること<text:line-break/>システムは常にニーズに合わせて、変更、拡張されるものです。ソフトウェアに手を加える際に、既存機能が適切に動作していることを担保するため、テストが適切に実施されなければなりません。そのために自動テストを作成し、アプリケーションが機能することが担保されるように、また自動テストを適時追加することにより、機能拡張時でも機能性が担保されることを目指します。</text:p>
          <text:p text:style-name="P13">また、ハードウェアやミドルウェアの移行を行う際も、自動テストが行われていれば手軽に移行にかかるコストを勘案することが可能です。作成したアプリケーションの価値を長期に享受するためにも自動テストを作成するべきです。</text:p>
        </text:list-item>
        <text:list-item>
          <text:p text:style-name="P13">オープンソースを用いること<text:line-break/>技術の学習コストは大きいものです。一度学習した技術は出来る限りたくさん使い、学習コストを回収すべきです。クローズドやプロプライエタリな技術を利用した場合、どうしても技術の流用性が下がります。本アプリケーションで利用する技術が、すでに学習しているものが多いこと、また、本アプリケーションを構築する上で利用した技術が他に流用可能可能なことを目指すことで、学習の費用対効果を高め、IT技術の市場価値の向上を狙います。<text:line-break/>また、利用する技術やライブラリに改善の余地がある場合、そこにコミットすることにより、できるだけ長く学習した技術を利用できることを望みます。<text:line-break/>そのために、オープンソースな技術やライブラリを用いて本アプリケーションを構築します。</text:p>
        </text:list-item>
        <text:list-item>
          <text:p text:style-name="P13">商用利用可能なこと<text:line-break/>作成したアプリケーションはできるだけ多くの経済価値を生み出すのが好ましいと考えます。構築したアプリケーションがオープンソースであることを求められる場合、商用利用に制限が出てしまう場合があります。<text:line-break/>そのために、本プロダクトで使用するライブラリはコピーレフトなライセンスではないものを利用します。わかりやすく言うと、GPLライセンスには依存しないように作成します。</text:p>
        </text:list-item>
      </text:list>
      <text:h text:style-name="P11" text:outline-level="1">実行環境</text:h>
      <text:p text:style-name="P4">本アプリケーションが利用する実行環境を示します。</text:p>
      <table:table table:name="実行環境" table:style-name="実行環境">
        <table:table-column table:style-name="実行環境.A"/>
        <table:table-column table:style-name="実行環境.B"/>
        <table:table-column table:style-name="実行環境.C"/>
        <table:table-column table:style-name="実行環境.D"/>
        <table:table-row>
          <table:table-cell table:style-name="実行環境.A1" office:value-type="string">
            <text:p text:style-name="P6">ノード</text:p>
          </table:table-cell>
          <table:table-cell table:style-name="実行環境.A1" office:value-type="string">
            <text:p text:style-name="P6">項目</text:p>
          </table:table-cell>
          <table:table-cell table:style-name="実行環境.A1" office:value-type="string">
            <text:p text:style-name="P6">説明</text:p>
          </table:table-cell>
          <table:table-cell table:style-name="実行環境.D1" office:value-type="string">
            <text:p text:style-name="P6">動作確認環境</text:p>
          </table:table-cell>
        </table:table-row>
        <table:table-row>
          <table:table-cell table:style-name="実行環境.A2" office:value-type="string">
            <text:p text:style-name="P7">クライアント</text:p>
          </table:table-cell>
          <table:table-cell table:style-name="実行環境.A2" office:value-type="string">
            <text:p text:style-name="P7">ブラウザ</text:p>
          </table:table-cell>
          <table:table-cell table:style-name="実行環境.A2" office:value-type="string">
            <text:p text:style-name="P7">モダンブラウザ</text:p>
          </table:table-cell>
          <table:table-cell table:style-name="実行環境.D2" office:value-type="string">
            <text:p text:style-name="P7">Firefox29.0.1(自動テスト※)</text:p>
            <text:p text:style-name="P7">Chrome39.0</text:p>
          </table:table-cell>
        </table:table-row>
        <table:table-row>
          <table:table-cell table:style-name="実行環境.A2" table:number-rows-spanned="4" office:value-type="string">
            <text:p text:style-name="P7">サーバ</text:p>
          </table:table-cell>
          <table:table-cell table:style-name="実行環境.A2" office:value-type="string">
            <text:p text:style-name="P7">OS</text:p>
          </table:table-cell>
          <table:table-cell table:style-name="実行環境.A2" office:value-type="string">
            <text:p text:style-name="P7">Javaがインストール可能なOS</text:p>
          </table:table-cell>
          <table:table-cell table:style-name="実行環境.D2" office:value-type="string">
            <text:p text:style-name="P7">Mac OS X 10.9.4</text:p>
            <text:p text:style-name="P7">Cent OS 6.0</text:p>
          </table:table-cell>
        </table:table-row>
        <table:table-row>
          <table:covered-table-cell/>
          <table:table-cell table:style-name="実行環境.A2" office:value-type="string">
            <text:p text:style-name="P7">Java</text:p>
          </table:table-cell>
          <table:table-cell table:style-name="実行環境.A2" office:value-type="string">
            <text:p text:style-name="P7">JDK 1.7以上</text:p>
          </table:table-cell>
          <table:table-cell table:style-name="実行環境.D2" office:value-type="string">
            <text:p text:style-name="P7">JDK 1.7</text:p>
          </table:table-cell>
        </table:table-row>
        <table:table-row>
          <table:covered-table-cell/>
          <table:table-cell table:style-name="実行環境.A2" office:value-type="string">
            <text:p text:style-name="P7">Java EEサーバ</text:p>
          </table:table-cell>
          <table:table-cell table:style-name="実行環境.A2" office:value-type="string">
            <text:p text:style-name="P7">Java EE6 Webプロファイル</text:p>
          </table:table-cell>
          <table:table-cell table:style-name="実行環境.D2" office:value-type="string">
            <text:p text:style-name="P7">Tomcat 7（自動テスト※）</text:p>
          </table:table-cell>
        </table:table-row>
        <table:table-row>
          <table:covered-table-cell/>
          <table:table-cell table:style-name="実行環境.A2" office:value-type="string">
            <text:p text:style-name="P7">DB</text:p>
          </table:table-cell>
          <table:table-cell table:style-name="実行環境.A2" office:value-type="string">
            <text:p text:style-name="P7">RDB</text:p>
          </table:table-cell>
          <table:table-cell table:style-name="実行環境.D2" office:value-type="string">
            <text:p text:style-name="P7">H2</text:p>
          </table:table-cell>
        </table:table-row>
      </table:table>
      <text:p text:style-name="P4">※自動テストとは、初期状態の自動テストが用いる環境のことです。テストをカスタマイズし、必要な環境での自動テストが実施可能です。</text:p>
      <text:h text:style-name="P10" text:outline-level="1">レイヤリング</text:h>
      <text:p text:style-name="P2">アプリケーションのレイヤリングを示します。</text:p>
      <text:p text:style-name="Text_20_body"><draw:frame draw:style-name="fr1" draw:name="枠1" text:anchor-type="paragraph" svg:x="-0.034cm" svg:y="0.018cm" svg:width="16.981cm" draw:z-index="0"><draw:text-box fo:min-height="0.79cm"><text:p text:style-name="Frame_20_contents"><draw:rect text:anchor-type="paragraph" draw:z-index="9" draw:style-name="gr1" draw:text-style-name="P24" svg:width="9cm" svg:height="1.5cm" svg:x="4.069cm" svg:y="0.333cm"><text:p text:style-name="P23"><text:span text:style-name="T15">Base Page</text:span></text:p></draw:rect><draw:custom-shape text:anchor-type="paragraph" draw:z-index="56" draw:style-name="gr2" draw:text-style-name="P24" svg:width="3.615cm" svg:height="1.371cm" svg:x="13.069cm" svg:y="0.425cm"><text:p text:style-name="P23"><text:span text:style-name="T15">Integration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8" draw:style-name="gr4" draw:text-style-name="P25" svg:width="2.158cm" svg:height="0.941cm" svg:x="0.566cm" svg:y="0.369cm"><draw:text-box><text:p><text:span text:style-name="T15">Blowser</text:span></text:p></draw:text-box></draw:frame><draw:frame text:anchor-type="paragraph" draw:z-index="59" draw:style-name="gr4" draw:text-style-name="P25" svg:width="2.158cm" svg:height="0.941cm" svg:x="14.526cm" svg:y="0.099cm"><draw:text-box><text:p text:style-name="P28"><text:span text:style-name="T15">Test</text:span></text:p></draw:text-box></draw:frame></text:p><text:p text:style-name="Frame_20_contents"/><text:p text:style-name="P5"><draw:rect text:anchor-type="paragraph" draw:z-index="3" draw:style-name="gr1" draw:text-style-name="P24" svg:width="3.001cm" svg:height="1.5cm" svg:x="10.068cm" svg:y="0.436cm"><text:p text:style-name="P23"><text:span text:style-name="T15">View</text:span></text:p><text:p text:style-name="P23"><text:span text:style-name="T15">Framework</text:span></text:p></draw:rect><draw:rect text:anchor-type="paragraph" draw:z-index="1" draw:style-name="gr1" draw:text-style-name="P24" svg:width="3.001cm" svg:height="1.5cm" svg:x="7.068cm" svg:y="0.436cm"><text:p text:style-name="P23"><text:span text:style-name="T15">Helper</text:span></text:p><text:p text:style-name="P23"><text:span text:style-name="T15">Plugin</text:span></text:p></draw:rect><draw:rect text:anchor-type="paragraph" draw:z-index="2" draw:style-name="gr1" draw:text-style-name="P24" svg:width="3.001cm" svg:height="1.5cm" svg:x="4.069cm" svg:y="0.439cm"><text:p text:style-name="P23"><text:span text:style-name="T15">Template</text:span></text:p><text:p text:style-name="P23"><text:span text:style-name="T15">Page</text:span></text:p></draw:rect></text:p><text:p text:style-name="Frame_20_contents"/><text:p text:style-name="Frame_20_contents"/><text:p text:style-name="Frame_20_contents"><draw:rect text:anchor-type="paragraph" draw:z-index="4" draw:style-name="gr1" draw:text-style-name="P24" svg:width="9cm" svg:height="1.5cm" svg:x="4.069cm" svg:y="-0.109cm"><text:p text:style-name="P23"><text:span text:style-name="T15">Controller</text:span></text:p></draw:rect></text:p><text:p text:style-name="Frame_20_contents"/><text:p text:style-name="Frame_20_contents"><draw:line text:anchor-type="paragraph" draw:z-index="17" draw:style-name="gr3" draw:text-style-name="P23" svg:x1="0.591cm" svg:y1="0.243cm" svg:x2="14.212cm" svg:y2="0.287cm"><text:p/></draw:line><draw:frame text:anchor-type="paragraph" draw:z-index="19" draw:style-name="gr4" draw:text-style-name="P25" svg:width="2.158cm" svg:height="0.941cm" svg:x="0.566cm" svg:y="0.288cm"><draw:text-box><text:p><text:span text:style-name="T15">Network</text:span></text:p></draw:text-box></draw:frame></text:p><text:p text:style-name="Frame_20_contents"><draw:custom-shape text:anchor-type="paragraph" draw:z-index="15" draw:style-name="gr2" draw:text-style-name="P24" svg:width="2.968cm" svg:height="2.093cm" svg:x="9.312cm" svg:y="-0.111cm"><text:p text:style-name="P23"><text:span text:style-name="T15">Static Datas</text:span></text:p><text:p text:style-name="P23"><text:span text:style-name="T15">or</text:span></text:p><text:p text:style-name="P23"><text:span text:style-name="T15">JSON</text:span></text:p><text:p text:style-name="P23"><text:span text:style-name="T15"/></text:p><draw:enhanced-geometry svg:viewBox="0 0 21600 21600" draw:text-areas="?f0 ?f7 ?f2 21600" draw:type="up-arrow" draw:modifiers="6623.75737152485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2" draw:text-style-name="P24" svg:width="3.058cm" svg:height="2.137cm" svg:x="4.771cm" svg:y="-0.187cm"><text:p text:style-name="P23"><text:span text:style-name="T15"/></text:p><text:p text:style-name="P23"><text:span text:style-name="T15">JSON</text:span></text:p><text:p text:style-name="P23"><text:span text:style-name="T15">or</text:span></text:p><text:p text:style-name="P23"><text:span text:style-name="T15">Parameter</text:span></text:p><draw:enhanced-geometry svg:viewBox="0 0 21600 21600" draw:text-areas="?f0 0 ?f2 ?f5" draw:type="down-arrow" draw:modifiers="14756.4356435644 174.3944636678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Frame_20_contents"/><text:p text:style-name="Frame_20_contents"/><text:p text:style-name="Frame_20_contents"><draw:rect text:anchor-type="paragraph" draw:z-index="6" draw:style-name="gr1" draw:text-style-name="P24" svg:width="2.251cm" svg:height="1.5cm" svg:x="4.069cm" svg:y="0.386cm"><text:p text:style-name="P23"><text:span text:style-name="T15">Parameter</text:span></text:p></draw:rect><draw:rect text:anchor-type="paragraph" draw:z-index="7" draw:style-name="gr1" draw:text-style-name="P24" svg:width="2.251cm" svg:height="1.5cm" svg:x="10.821cm" svg:y="0.386cm"><text:p text:style-name="P23"><text:span text:style-name="T15">JSON</text:span></text:p><text:p text:style-name="P23"><text:span text:style-name="T15">Writer</text:span></text:p></draw:rect><draw:rect text:anchor-type="paragraph" draw:z-index="8" draw:style-name="gr1" draw:text-style-name="P24" svg:width="2.251cm" svg:height="1.5cm" svg:x="6.32cm" svg:y="0.386cm"><text:p text:style-name="P23"><text:span text:style-name="T15">JSON</text:span></text:p><text:p text:style-name="P23"><text:span text:style-name="T15">Reader</text:span></text:p></draw:rect><draw:rect text:anchor-type="paragraph" draw:z-index="10" draw:style-name="gr1" draw:text-style-name="P24" svg:width="2.251cm" svg:height="1.5cm" svg:x="8.571cm" svg:y="0.386cm"><text:p text:style-name="P23"><text:span text:style-name="T15">Static</text:span></text:p><text:p text:style-name="P23"><text:span text:style-name="T15">Datas</text:span></text:p></draw:rect><draw:line text:anchor-type="paragraph" draw:z-index="18" draw:style-name="gr3" draw:text-style-name="P23" svg:x1="0.591cm" svg:y1="0.118cm" svg:x2="14.212cm" svg:y2="0.162cm"><text:p/></draw:line><draw:frame text:anchor-type="paragraph" draw:z-index="20" draw:style-name="gr4" draw:text-style-name="P25" svg:width="2.158cm" svg:height="0.941cm" svg:x="0.591cm" svg:y="0.162cm"><draw:text-box><text:p><text:span text:style-name="T15">Server</text:span></text:p></draw:text-box></draw:frame></text:p><text:p text:style-name="Frame_20_contents"/><text:p text:style-name="Frame_20_contents"/><text:p text:style-name="Frame_20_contents"><draw:rect text:anchor-type="paragraph" draw:z-index="5" draw:style-name="gr1" draw:text-style-name="P24" svg:width="8.997cm" svg:height="1.5cm" svg:x="4.069cm" svg:y="-0.15cm"><text:p text:style-name="P23"><text:span text:style-name="T15">Action</text:span></text:p></draw:rect></text:p><text:p text:style-name="Frame_20_contents"/><text:p text:style-name="Frame_20_contents"><draw:rect text:anchor-type="paragraph" draw:z-index="11" draw:style-name="gr1" draw:text-style-name="P24" svg:width="8.997cm" svg:height="1.5cm" svg:x="4.069cm" svg:y="-0.019cm"><text:p text:style-name="P23"><text:span text:style-name="T15">Service</text:span></text:p></draw:rect></text:p><text:p text:style-name="Frame_20_contents"/><text:p text:style-name="Frame_20_contents"><draw:rect text:anchor-type="paragraph" draw:z-index="12" draw:style-name="gr1" draw:text-style-name="P24" svg:width="3.001cm" svg:height="1.5cm" svg:x="4.069cm" svg:y="0.122cm"><text:p text:style-name="P23"><text:span text:style-name="T15">Entity</text:span></text:p></draw:rect><draw:rect text:anchor-type="paragraph" draw:z-index="13" draw:style-name="gr1" draw:text-style-name="P24" svg:width="3.001cm" svg:height="1.5cm" svg:x="7.061cm" svg:y="0.122cm"><text:p text:style-name="P23"><text:span text:style-name="T15">Dto</text:span></text:p></draw:rect><draw:rect text:anchor-type="paragraph" draw:z-index="14" draw:style-name="gr1" draw:text-style-name="P24" svg:width="3.001cm" svg:height="1.5cm" svg:x="10.059cm" svg:y="0.122cm"><text:p text:style-name="P23"><text:span text:style-name="T15">Accessor</text:span></text:p></draw:rect></text:p><text:p text:style-name="Frame_20_contents"/><text:p text:style-name="Frame_20_contents"/></draw:text-box></draw:frame><draw:custom-shape text:anchor-type="paragraph" draw:z-index="57" draw:style-name="gr2" draw:text-style-name="P27" svg:width="3.619cm" svg:height="1.375cm" svg:x="13.183cm" svg:y="11.172cm"><text:p text:style-name="P23"><text:span text:style-name="T17">Unit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8706117580649052260" text:style-name="L2">
        <text:list-item>
          <text:p text:style-name="P14">Browser</text:p>
        </text:list-item>
      </text:list>
      <text:list xml:id="list6808174943260132436" text:style-name="L3">
        <text:list-item>
          <text:list>
            <text:list-item>
              <text:p text:style-name="P15">Base Page<text:line-break/>本アプリケーションは<text:a xlink:type="simple" xlink:href="http://en.wikipedia.org/wiki/Single-page_application" text:style-name="Internet_20_link" text:visited-style-name="Visited_20_Internet_20_Link">Single Page </text:a><text:a xlink:type="simple" xlink:href="http://en.wikipedia.org/wiki/Single-page_application" text:style-name="Internet_20_link" text:visited-style-name="Visited_20_Internet_20_Link">Single Page Application（SPA）</text:a>として作成します。これは画面の部品化によりアプリケーションの統一感を保ちながら保守性を担保するためです。<text:line-break/>また、SPAとして作成することは重複するデータの通信を削減する効果があるため、サーバの保守代金の低減に寄与します。</text:p>
            </text:list-item>
            <text:list-item>
              <text:p text:style-name="P15">Template Page<text:line-break/>各ページ中の入れ替わる部分の画面をベース部分とは分けて作成します。Template Pageは一つのBase Pageに対して複数あります。</text:p>
            </text:list-item>
            <text:list-item>
              <text:p text:style-name="P15">Helper Plugin<text:line-break/>画面を作成するための部品です。複雑な画面を作る際にはその複雑さを内包し、アプリケーション全体はシンプルな構成に保つために利用します。</text:p>
            </text:list-item>
            <text:list-item>
              <text:p text:style-name="P15">View Framework<text:line-break/>アプリケーションはいろいろなプラットフォームのBrowserに対応する必要があります。プラットフォームとは、スマートフォンやタブレット、パソコンのことです。このような様々な大きさの画面に対応するためにフレームワークを<text:soft-page-break/>導入します。</text:p>
            </text:list-item>
            <text:list-item>
              <text:p text:style-name="P15">Controller<text:line-break/>ユーザが最適にアプリケーションを使うためにはBrowser上でのインタラクションが必要です。Controllerは画面のインタラクションをコントロールし、BrowserとServerの橋渡しを行います。</text:p>
            </text:list-item>
          </text:list>
        </text:list-item>
      </text:list>
      <text:list xml:id="list397261685" text:continue-list="list8706117580649052260" text:style-name="L2">
        <text:list-item>
          <text:p text:style-name="P14">Network</text:p>
        </text:list-item>
      </text:list>
      <text:list xml:id="list1483706546292319280" text:style-name="L4">
        <text:list-item>
          <text:list>
            <text:list-item>
              <text:p text:style-name="P16">JSON or Parameter<text:line-break/>BrowserからServerへのデータ通信フォーマットはJSONかParameterを用います。Httpのメソッド、POST・PUTではJSONを、 GET・DELETEではParameterを用います。</text:p>
            </text:list-item>
            <text:list-item>
              <text:p text:style-name="P16">Static Datas or JSON<text:line-break/>ServerからBrowserへのデータ通信フォーマットはStatic Datas（静的情報）かJSONを用います。Serverでは画面の作成は一切行いません。画面の生成はクライアントサイドで行うことで、レイヤ間の責務を明確に分割します。動的データを送りたい場合はJSON形式で送ることにより、画面とデータを分割します。このことにより画面を作成する要員がサーバサイドの要素を意識することなく画面を作成することが可能になります。例えばデザイナと開発者の共同作業の役に立ちます。またレイヤの責務を分割することによりアプリケーションの保守性を担保することに役立ちます。</text:p>
            </text:list-item>
          </text:list>
        </text:list-item>
      </text:list>
      <text:list xml:id="list659342488" text:continue-list="list397261685" text:style-name="L2">
        <text:list-item>
          <text:p text:style-name="P14">Server </text:p>
          <text:list>
            <text:list-item>
              <text:p text:style-name="P14">Parameter<text:line-break/>ServerはBrowserからParameter形式のデータを受け取りバリデーションを行います。</text:p>
            </text:list-item>
            <text:list-item>
              <text:p text:style-name="P14">JSON Reader</text:p>
              <text:p text:style-name="P14">ServerはBrowserからJSON形式のデータを受け取ります。JSON ReaderはJSONの解析とオブジェクト化、バリデーションを行います。</text:p>
            </text:list-item>
            <text:list-item>
              <text:p text:style-name="P14">Static Datas<text:line-break/>Serverは画面をStatic Datas(静的情報)として返却します。画面を動的に生成することはありません。これは画面の処理はBlowserに任せるためです。このことで画面を作成する要員はサーバサイドの技術を意識することなく画面を作成することが可能になります。</text:p>
            </text:list-item>
            <text:list-item>
              <text:p text:style-name="P14">JSON Writer<text:line-break/>Serverからの動的情報はJSONとしてBrowserに返却します。Serverが画面の生成を行うことはありません。</text:p>
            </text:list-item>
            <text:list-item>
              <text:p text:style-name="P14">Action<text:line-break/>BrowserからServerへのデータの入力を加工しServiceに渡す責務と、ServiceからBrowserのデータをクライアントに送信する形式に整える責務を持ちます。</text:p>
            </text:list-item>
            <text:list-item>
              <text:p text:style-name="P14">Service<text:line-break/>ServiceはServerで行う主要な処理を行う責務を持ちます。主要な処理とは、ユーザが目的とする処理のことです。<text:line-break/>Serviceの観念は「窓口」に例えられることがあります。郵便局をアプリケーションに置き換えて例に出すと、郵便局というアプリケーションには、「預貯金」「送付」「保険」という窓口、Serviceがあります。「預貯金」Serviceには「お金を預ける」機能や「お金を引き出す」機能、「振込」機能があります。Serviceはクラス単位で、機能はメソッドとして実装されます。</text:p>
            </text:list-item>
            <text:list-item>
              <text:p text:style-name="P14">Entity<text:line-break/>アプリケーションが解決しようとする世界観（ドメイン）の登場人物です。Entityはデータ構造を定義し、アプリケーションが行う処理のうち、Entityに固有の処理を行う責務を持ちます。</text:p>
            </text:list-item>
            <text:list-item>
              <text:p text:style-name="P14"><text:soft-page-break/>Dto<text:line-break/>Entityにはならないデータ構成を取り扱うために用います。<text:line-break/>アプリケーションでは時にEntityを複雑に組み合わせたデータが必要になる時があります。<text:line-break/>Serviceが複数のEntityを操作することで複雑なデータを組み立てることが可能ですが、多くの場合においてこの処理はアプリケーションの処理性能の劣化につながります。その際にDtoを用いて、データの取得操作を一括で行うことにより、処理性能を最適化します。<text:line-break/>アプリケーションはできる限りこのレイヤのDtoを用いず、Entityで処理を行うことを検討しなければなりません。これはこのレイヤのDtoを用いるとデータの変更に対するアプリケーションの保守性に悪い影響をあたえることが多いためです。</text:p>
            </text:list-item>
            <text:list-item>
              <text:p text:style-name="P14">Accessor<text:line-break/>他システムや他ノードへのアクセス処理を行う責務を持ちます。Accessorが処理を内包することでServiceは他システムへのアクセス手順を知ることなく責務を行うことが可能になります。</text:p>
            </text:list-item>
          </text:list>
        </text:list-item>
        <text:list-item>
          <text:p text:style-name="P14">Test</text:p>
          <text:list>
            <text:list-item>
              <text:p text:style-name="P14">Integration Test<text:line-break/>ソフトウェアの全レイヤを結合した自動テストを作成します。ユーザが実際に行う操作をエミュレートします。自動テストの作成には時に大きなコストが必要になります。アプリケーションのメンテナンス、拡張に必要十分なレベルを勘案して自動テストを作成してください。</text:p>
            </text:list-item>
            <text:list-item>
              <text:p text:style-name="P14">Unit Test</text:p>
              <text:p text:style-name="P14">Serviceはアプリケーションの処理の肝です。処理が正しいことを確認します。</text:p>
              <text:p text:style-name="P14">Integration Testと分けてテストを実施する目的は一般的にはIntegration Testはユーザの操作であり、大まかなユーザストーリーをテストするのに適しているのに対し、Unit TestはAPIのテストであり、より細かなテストが可能になるためです。</text:p>
            </text:list-item>
          </text:list>
        </text:list-item>
      </text:list>
      <text:h text:style-name="P10" text:outline-level="1">各レイヤで用いるライブラリ・フレームワーク</text:h>
      <text:p text:style-name="P4">各レイヤで用いるライブラリ・フレームワークを示します。</text:p>
      <text:p text:style-name="P4">ライブラリ・フレームワークを用いることで各レイヤのアプリケーションの構成を均質化することができます。</text:p>
      <text:p text:style-name="P4">ライブラリ・フレームワークを選定する場合は、できるだけ流行っているものを利用するようにします。流行っているものであれば、情報を取得しやすく、学習効率が高いことが多いためです。また、流行っているものであれば、別プロジェクトでも知識を流用できる可能性が高くなります。</text:p>
      <text:p text:style-name="P1"><draw:frame draw:style-name="fr1" draw:name="枠2" text:anchor-type="paragraph" svg:x="-0.034cm" svg:y="0.018cm" svg:width="16.981cm" draw:z-index="21"><draw:text-box fo:min-height="0.79cm"><text:p text:style-name="Frame_20_contents"><draw:rect text:anchor-type="paragraph" draw:z-index="30" draw:style-name="gr5" draw:text-style-name="P26" svg:width="9cm" svg:height="1.5cm" svg:x="4.069cm" svg:y="0.333cm"><text:p text:style-name="P23"><text:span text:style-name="T16">Base Page</text:span></text:p></draw:rect><draw:frame text:anchor-type="paragraph" draw:z-index="40" draw:style-name="gr4" draw:text-style-name="P25" svg:width="2.158cm" svg:height="0.941cm" svg:x="0.566cm" svg:y="0.369cm"><draw:text-box><text:p><text:span text:style-name="T15">Blowser</text:span></text:p></draw:text-box></draw:frame><draw:frame text:anchor-type="paragraph" draw:z-index="43" draw:style-name="gr7" draw:text-style-name="P27" svg:width="9cm" svg:height="1.5cm" svg:x="4.069cm" svg:y="0.33cm"><draw:text-box><text:p text:style-name="P23"><text:span text:style-name="T17">AngularJS</text:span></text:p><text:p text:style-name="P23"><text:span text:style-name="T17">HTML(index.html)</text:span></text:p></draw:text-box></draw:frame><draw:custom-shape text:anchor-type="paragraph" draw:z-index="60" draw:style-name="gr8" draw:text-style-name="P26" svg:width="3.615cm" svg:height="2.86cm" svg:x="13.07cm" svg:y="0.173cm"><text:p text:style-name="P23"><text:span text:style-name="T16">Integration Test</text:span></text:p><draw:enhanced-geometry svg:viewBox="0 0 21600 21600" draw:text-areas="?f7 ?f0 21600 ?f2" draw:type="left-arrow" draw:modifiers="3329.56097560976 1811.09741060419"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2" draw:style-name="gr4" draw:text-style-name="P25" svg:width="2.158cm" svg:height="0.941cm" svg:x="14.406cm" svg:y="-0.007cm"><draw:text-box><text:p text:style-name="P28"><text:span text:style-name="T15">Test</text:span></text:p></draw:text-box></draw:frame></text:p><text:p text:style-name="Frame_20_contents"><draw:frame text:anchor-type="paragraph" draw:z-index="63" draw:style-name="gr9" draw:text-style-name="P27" svg:width="3.472cm" svg:height="2.119cm" svg:x="13.213cm" svg:y="-0.081cm"><draw:text-box><text:p text:style-name="P23"><text:span text:style-name="T17">Selenium</text:span></text:p><text:p text:style-name="P23"><text:span text:style-name="T17">JUnit</text:span></text:p><text:p text:style-name="P23"><text:span text:style-name="T17">DBUnit</text:span></text:p><text:p text:style-name="P23"><text:span text:style-name="T17">Tomcat embed</text:span></text:p></draw:text-box></draw:frame></text:p><text:p text:style-name="P5"><draw:rect text:anchor-type="paragraph" draw:z-index="22" draw:style-name="gr5" draw:text-style-name="P26" svg:width="3.001cm" svg:height="1.5cm" svg:x="7.068cm" svg:y="0.436cm"><text:p text:style-name="P23"><text:span text:style-name="T16">Helper Plugin</text:span></text:p></draw:rect><draw:rect text:anchor-type="paragraph" draw:z-index="23" draw:style-name="gr5" draw:text-style-name="P26" svg:width="3.001cm" svg:height="1.5cm" svg:x="4.069cm" svg:y="0.439cm"><text:p text:style-name="P23"><text:span text:style-name="T16">Template Page</text:span></text:p></draw:rect><draw:rect text:anchor-type="paragraph" draw:z-index="24" draw:style-name="gr5" draw:text-style-name="P26" svg:width="3.001cm" svg:height="1.5cm" svg:x="10.068cm" svg:y="0.436cm"><text:p text:style-name="P23"><text:span text:style-name="T16">View Framework</text:span></text:p></draw:rect><draw:frame text:anchor-type="paragraph" draw:z-index="47" draw:style-name="gr7" draw:text-style-name="P27" svg:width="3.001cm" svg:height="1.5cm" svg:x="10.07cm" svg:y="0.467cm"><draw:text-box><text:p text:style-name="P23"><text:span text:style-name="T17">Twitter</text:span></text:p><text:p text:style-name="P23"><text:span text:style-name="T17">Bootstrap</text:span></text:p></draw:text-box></draw:frame></text:p><text:p text:style-name="Frame_20_contents"><draw:frame text:anchor-type="paragraph" draw:z-index="45" draw:style-name="gr7" draw:text-style-name="P27" svg:width="3.001cm" svg:height="1.5cm" svg:x="4.069cm" svg:y="-0.21cm"><draw:text-box><text:p text:style-name="P23"><text:span text:style-name="T17">AngularJS</text:span></text:p><text:p text:style-name="P23"><text:span text:style-name="T17">HTML</text:span></text:p></draw:text-box></draw:frame><draw:frame text:anchor-type="paragraph" draw:z-index="46" draw:style-name="gr7" draw:text-style-name="P27" svg:width="3.001cm" svg:height="1.5cm" svg:x="7.07cm" svg:y="-0.21cm"><draw:text-box><text:p text:style-name="P23"><text:span text:style-name="T17">AngularJS</text:span></text:p><text:p text:style-name="P23"><text:span text:style-name="T17">Modules</text:span></text:p></draw:text-box></draw:frame></text:p><text:p text:style-name="Frame_20_contents"/><text:p text:style-name="Frame_20_contents"><draw:rect text:anchor-type="paragraph" draw:z-index="25" draw:style-name="gr5" draw:text-style-name="P26" svg:width="9cm" svg:height="1.5cm" svg:x="4.069cm" svg:y="-0.109cm"><text:p text:style-name="P23"><text:span text:style-name="T16">Controller</text:span></text:p></draw:rect><draw:frame text:anchor-type="paragraph" draw:z-index="44" draw:style-name="gr7" draw:text-style-name="P27" svg:width="9cm" svg:height="1.5cm" svg:x="4.069cm" svg:y="-0.104cm"><draw:text-box><text:p text:style-name="P24"><text:span text:style-name="T17">AngularJS controller</text:span></text:p></draw:text-box></draw:frame></text:p><text:p text:style-name="Frame_20_contents"/><text:p text:style-name="Frame_20_contents"><draw:line text:anchor-type="paragraph" draw:z-index="38" draw:style-name="gr3" draw:text-style-name="P23" svg:x1="0.591cm" svg:y1="0.243cm" svg:x2="14.212cm" svg:y2="0.287cm"><text:p/></draw:line><draw:frame text:anchor-type="paragraph" draw:z-index="41" draw:style-name="gr4" draw:text-style-name="P25" svg:width="2.158cm" svg:height="0.941cm" svg:x="0.591cm" svg:y="0.243cm"><draw:text-box><text:p><text:span text:style-name="T15">Network</text:span></text:p></draw:text-box></draw:frame></text:p><text:p text:style-name="Frame_20_contents"><draw:custom-shape text:anchor-type="paragraph" draw:z-index="36" draw:style-name="gr6" draw:text-style-name="P24" svg:width="2.968cm" svg:height="2.093cm" svg:x="9.312cm" svg:y="-0.111cm"><text:p text:style-name="P23"><text:span text:style-name="T15">Static Datas</text:span></text:p><text:p text:style-name="P23"><text:span text:style-name="T15">or</text:span></text:p><text:p text:style-name="P23"><text:span text:style-name="T15">JSON</text:span></text:p><text:p text:style-name="P23"><text:span text:style-name="T15"/></text:p><draw:enhanced-geometry svg:viewBox="0 0 21600 21600" draw:text-areas="?f0 ?f7 ?f2 21600" draw:type="up-arrow" draw:modifiers="6623.75737152485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style-name="gr6" draw:text-style-name="P24" svg:width="3.058cm" svg:height="2.137cm" svg:x="4.771cm" svg:y="-0.187cm"><text:p text:style-name="P23"><text:span text:style-name="T15"/></text:p><text:p text:style-name="P23"><text:span text:style-name="T15">JSON</text:span></text:p><text:p text:style-name="P23"><text:span text:style-name="T15">or</text:span></text:p><text:p text:style-name="P23"><text:span text:style-name="T15">Parameter</text:span></text:p><draw:enhanced-geometry svg:viewBox="0 0 21600 21600" draw:text-areas="?f0 0 ?f2 ?f5" draw:type="down-arrow" draw:modifiers="14756.4356435644 174.3944636678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Frame_20_contents"/><text:p text:style-name="Frame_20_contents"/><text:p text:style-name="Frame_20_contents"><draw:rect text:anchor-type="paragraph" draw:z-index="27" draw:style-name="gr5" draw:text-style-name="P26" svg:width="2.251cm" svg:height="1.5cm" svg:x="4.069cm" svg:y="0.386cm"><text:p text:style-name="P23"><text:span text:style-name="T16">Parameter</text:span></text:p></draw:rect><draw:rect text:anchor-type="paragraph" draw:z-index="28" draw:style-name="gr5" draw:text-style-name="P26" svg:width="2.251cm" svg:height="1.5cm" svg:x="10.821cm" svg:y="0.386cm"><text:p text:style-name="P23"><text:span text:style-name="T16">JSON Writer</text:span></text:p></draw:rect><draw:rect text:anchor-type="paragraph" draw:z-index="29" draw:style-name="gr5" draw:text-style-name="P26" svg:width="2.251cm" svg:height="1.5cm" svg:x="6.32cm" svg:y="0.386cm"><text:p text:style-name="P23"><text:span text:style-name="T16">JSON Reader</text:span></text:p></draw:rect><draw:rect text:anchor-type="paragraph" draw:z-index="31" draw:style-name="gr5" draw:text-style-name="P26" svg:width="2.251cm" svg:height="1.5cm" svg:x="8.571cm" svg:y="0.386cm"><text:p text:style-name="P23"><text:span text:style-name="T16">Static Datas</text:span></text:p></draw:rect><draw:line text:anchor-type="paragraph" draw:z-index="39" draw:style-name="gr3" draw:text-style-name="P23" svg:x1="0.591cm" svg:y1="0.118cm" svg:x2="14.212cm" svg:y2="0.162cm"><text:p/></draw:line><draw:frame text:anchor-type="paragraph" draw:z-index="42" draw:style-name="gr4" draw:text-style-name="P25" svg:width="2.158cm" svg:height="0.941cm" svg:x="0.591cm" svg:y="0.162cm"><draw:text-box><text:p><text:span text:style-name="T15">Server</text:span></text:p></draw:text-box></draw:frame><draw:frame text:anchor-type="paragraph" draw:z-index="48" draw:style-name="gr7" draw:text-style-name="P27" svg:width="2.251cm" svg:height="1.5cm" svg:x="4.069cm" svg:y="0.393cm"><draw:text-box><text:p text:style-name="P23"><text:span text:style-name="T17">JAX-RS</text:span></text:p><text:p text:style-name="P23"><text:span text:style-name="T18">(Jersey)</text:span></text:p></draw:text-box></draw:frame><draw:frame text:anchor-type="paragraph" draw:z-index="51" draw:style-name="gr7" draw:text-style-name="P27" svg:width="2.251cm" svg:height="1.5cm" svg:x="8.571cm" svg:y="0.393cm"><draw:text-box><text:p text:style-name="P23"><text:span text:style-name="T17">HTML</text:span></text:p><text:p text:style-name="P23"><text:span text:style-name="T17">CSS</text:span></text:p></draw:text-box></draw:frame><draw:frame text:anchor-type="paragraph" draw:z-index="52" draw:style-name="gr7" draw:text-style-name="P27" svg:width="2.251cm" svg:height="1.5cm" svg:x="6.32cm" svg:y="0.393cm"><draw:text-box><text:p text:style-name="P23"><text:span text:style-name="T17">JAX-RS</text:span></text:p><text:p text:style-name="P23"><text:span text:style-name="T18">(Jersey)</text:span></text:p></draw:text-box></draw:frame><draw:frame text:anchor-type="paragraph" draw:z-index="53" draw:style-name="gr7" draw:text-style-name="P27" svg:width="2.251cm" svg:height="1.5cm" svg:x="10.821cm" svg:y="0.386cm"><draw:text-box><text:p text:style-name="P23"><text:span text:style-name="T17">JAX-RS</text:span></text:p><text:p text:style-name="P23"><text:span text:style-name="T18">(Jersey)</text:span></text:p></draw:text-box></draw:frame></text:p><text:p text:style-name="Frame_20_contents"/><text:p text:style-name="Frame_20_contents"/><text:p text:style-name="Frame_20_contents"><draw:rect text:anchor-type="paragraph" draw:z-index="26" draw:style-name="gr5" draw:text-style-name="P24" svg:width="8.997cm" svg:height="1.5cm" svg:x="4.069cm" svg:y="-0.15cm"><text:p text:style-name="P23"><text:span text:style-name="T15">Action</text:span></text:p></draw:rect><draw:frame text:anchor-type="paragraph" draw:z-index="54" draw:style-name="gr7" draw:text-style-name="P27" svg:width="8.997cm" svg:height="1.5cm" svg:x="4.069cm" svg:y="-0.157cm"><draw:text-box><text:p text:style-name="P23"><text:span text:style-name="T17">JAX-RS</text:span></text:p><text:p text:style-name="P23"><text:span text:style-name="T18">(Jersey)</text:span></text:p></draw:text-box></draw:frame></text:p><text:p text:style-name="Frame_20_contents"><draw:custom-shape text:anchor-type="paragraph" draw:z-index="61" draw:style-name="gr8" draw:text-style-name="P30" svg:width="3.615cm" svg:height="2.031cm" svg:x="13.174cm" svg:y="0.409cm"><text:p text:style-name="P29"><text:span text:style-name="T16">Unit Test</text:span></text:p><draw:enhanced-geometry svg:viewBox="0 0 21600 21600" draw:text-areas="?f7 ?f0 21600 ?f2" draw:type="left-arrow" draw:modifiers="3164.95468277946 5191.7737789203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text:p text:style-name="Frame_20_contents"><draw:rect text:anchor-type="paragraph" draw:z-index="32" draw:style-name="gr5" draw:text-style-name="P24" svg:width="8.997cm" svg:height="1.5cm" svg:x="4.069cm" svg:y="-0.019cm"><text:p text:style-name="P23"><text:span text:style-name="T15">Service</text:span></text:p></draw:rect><draw:frame text:anchor-type="paragraph" draw:z-index="55" draw:style-name="gr7" draw:text-style-name="P27" svg:width="8.997cm" svg:height="1.5cm" svg:x="4.064cm" svg:y="-0.012cm"><draw:text-box><text:p text:style-name="P23"><text:span text:style-name="T17">POJO</text:span></text:p></draw:text-box></draw:frame><draw:frame text:anchor-type="paragraph" draw:z-index="64" draw:style-name="gr7" draw:text-style-name="P27" svg:width="3.001cm" svg:height="1.5cm" svg:x="13.654cm" svg:y="0.109cm"><draw:text-box><text:p text:style-name="P23"><text:span text:style-name="T17">JUnit</text:span></text:p><text:p text:style-name="P23"><text:span text:style-name="T17">DBUnit</text:span></text:p></draw:text-box></draw:frame></text:p><text:p text:style-name="Frame_20_contents"/><text:p text:style-name="Frame_20_contents"><draw:rect text:anchor-type="paragraph" draw:z-index="33" draw:style-name="gr5" draw:text-style-name="P24" svg:width="3.001cm" svg:height="1.5cm" svg:x="4.069cm" svg:y="0.122cm"><text:p text:style-name="P23"><text:span text:style-name="T15">Entity</text:span></text:p></draw:rect><draw:rect text:anchor-type="paragraph" draw:z-index="34" draw:style-name="gr5" draw:text-style-name="P24" svg:width="3.001cm" svg:height="1.5cm" svg:x="7.061cm" svg:y="0.122cm"><text:p text:style-name="P23"><text:span text:style-name="T15">Dto</text:span></text:p></draw:rect><draw:rect text:anchor-type="paragraph" draw:z-index="35" draw:style-name="gr5" draw:text-style-name="P24" svg:width="3.001cm" svg:height="1.5cm" svg:x="10.059cm" svg:y="0.122cm"><text:p text:style-name="P23"><text:span text:style-name="T15">Accessor</text:span></text:p></draw:rect><draw:frame text:anchor-type="paragraph" draw:z-index="49" draw:style-name="gr7" draw:text-style-name="P27" svg:width="3.001cm" svg:height="1.5cm" svg:x="4.069cm" svg:y="0.122cm"><draw:text-box><text:p text:style-name="P23"><text:span text:style-name="T17">JPA</text:span></text:p><text:p text:style-name="P23"><text:span text:style-name="T18">(EclipseLink)</text:span></text:p></draw:text-box></draw:frame><draw:frame text:anchor-type="paragraph" draw:z-index="50" draw:style-name="gr7" draw:text-style-name="P27" svg:width="3.001cm" svg:height="1.5cm" svg:x="7.059cm" svg:y="0.122cm"><draw:text-box><text:p text:style-name="P23"><text:span text:style-name="T17">JPA</text:span></text:p><text:p text:style-name="P23"><text:span text:style-name="T18">(EclipseLink)</text:span></text:p><text:p text:style-name="P23"><text:span text:style-name="T18">with SQL, JPQL</text:span></text:p></draw:text-box></draw:frame><draw:frame text:anchor-type="paragraph" draw:z-index="67" draw:style-name="gr7" draw:text-style-name="P27" svg:width="3.001cm" svg:height="1.5cm" svg:x="10.059cm" svg:y="0.125cm"><draw:text-box><text:p text:style-name="P23"><text:span text:style-name="T17">POJO</text:span></text:p></draw:text-box></draw:frame></text:p><text:p text:style-name="Frame_20_contents"/><text:p text:style-name="Frame_20_contents"/></draw:text-box></draw:frame></text:p>
      <text:list xml:id="list962438512" text:continue-numbering="true" text:style-name="L2">
        <text:list-item>
          <text:p text:style-name="P14">Browser</text:p>
        </text:list-item>
      </text:list>
      <text:list xml:id="list5041180945310066358" text:style-name="L5">
        <text:list-item>
          <text:list>
            <text:list-item>
              <text:p text:style-name="P17"><text:span text:style-name="T1">Base Page<text:line-break/>Browser上のアプリケーションは</text:span><text:a xlink:type="simple" xlink:href="https://angularjs.org/" text:style-name="Internet_20_link" text:visited-style-name="Visited_20_Internet_20_Link"><text:span text:style-name="T1">AngularJS</text:span></text:a><text:span text:style-name="T1">を用いて作成します。AngularJSを用いることで、HTMLの実装形式を保ちつつ、インタラクションをもつ画面を作成可能です。<text:line-break/>サーバサイドでHTMLを動的に生成するべきではありません。サーバサイドでHTMLを出力する場合の多くは、HTMLに独自の形式を埋め込んだ技術を使う必要があります。独自形式をHTMLに埋め込むことは画面作成に複雑さを招き、余計な学習コストが必要になる場合があります。クライアントサイドフレームワークを用いて、HTMLの形式に沿った実装で動的な画面を作るべきです。</text:span></text:p>
            </text:list-item>
            <text:list-item>
              <text:p text:style-name="P17"><text:span text:style-name="T1">Template Page<text:line-break/></text:span><text:soft-page-break/><text:a xlink:type="simple" xlink:href="https://docs.angularjs.org/api/ngRoute/service/$route" text:style-name="Internet_20_link" text:visited-style-name="Visited_20_Internet_20_Link"><text:span text:style-name="T1">AngularJS Route</text:span></text:a><text:span text:style-name="T1">を用いてindex.htmlの内容を書き換えるHTMLを作成します。画面の内容を書き換えるのに、JavaScriptのDOMを使うのは避けるべきです。HTMLの表現形式を守り、デザイナでも理解可能な形式を保つため、また、HTMLとJavaScriptの2つの方式にまたがり画面を作成する、という複雑さを回避するためです。</text:span></text:p>
            </text:list-item>
            <text:list-item>
              <text:p text:style-name="P17">Helper Plugin<text:line-break/>AngularJSのモジュールを利用・作成することで、複雑な画面処理を内包します。</text:p>
            </text:list-item>
            <text:list-item>
              <text:p text:style-name="P19"><text:span text:style-name="T1">View Framework<text:line-break/></text:span><text:a xlink:type="simple" xlink:href="http://getbootstrap.com/" text:style-name="Internet_20_link" text:visited-style-name="Visited_20_Internet_20_Link"><text:span text:style-name="T1">Twitter Bootstrap</text:span></text:a><text:span text:style-name="T1">を用いることで統一化されたUXの画面を作ることが可能です。また、Grid Systemを用いて、マルチデバイス対応が可能です。<text:line-break/></text:span><text:a xlink:type="simple" xlink:href="http://angular-ui.github.io/bootstrap/" text:style-name="Internet_20_link" text:visited-style-name="Visited_20_Internet_20_Link"><text:span text:style-name="T1">UI Bootstrap</text:span></text:a><text:span text:style-name="T1">を用いることでAngularJSとBootstrapをつなぎあわせています。</text:span></text:p>
            </text:list-item>
            <text:list-item>
              <text:p text:style-name="P17">Controller</text:p>
              <text:p text:style-name="P17">AngularJSのコントローラをTemplate Pageに1対1でControllerを作成します。</text:p>
            </text:list-item>
          </text:list>
        </text:list-item>
      </text:list>
      <text:list xml:id="list1266103196" text:continue-list="list962438512" text:style-name="L2">
        <text:list-item>
          <text:p text:style-name="P14">Server </text:p>
          <text:list>
            <text:list-item>
              <text:p text:style-name="P14"><text:span text:style-name="T1">Parameter<text:line-break/></text:span><text:a xlink:type="simple" xlink:href="https://jersey.java.net/" text:style-name="Internet_20_link" text:visited-style-name="Visited_20_Internet_20_Link"><text:span text:style-name="T1">Jersey</text:span></text:a><text:span text:style-name="T1">を用いてServerのAPIを作成します。Jerseyを用いるのはJSR 339 JAX-RSの参照実装であるからです。BrowserとServerはParameterか、JSON形式でデータをやりとりします。ブラウザの技術との親和性が良いからです。<text:line-break/>XMLに機能別の処理設定（ServletのURLへのマッピングなど）を書くことや、アプリケーションに唯一のrouteファイルにルーティング設定を書くことなどは避けてください。チームで開発する際に、一機能の追加がアプリケーション全体の挙動に影響をあたえる可能性を低減するためです。</text:span></text:p>
            </text:list-item>
            <text:list-item>
              <text:p text:style-name="P14"><text:span text:style-name="T1">JSON Reader<text:line-break/>JAX-RSの</text:span><text:span text:style-name="T10">MessageBodyReaderを用い、JSONをJavaのオブジェクトにマッピングします。マッピングとともにJSR 303 Bean Validationを利用して入力データのバリデーションを行います。JSR 303 の実装には</text:span><text:a xlink:type="simple" xlink:href="http://hibernate.org/validator/" text:style-name="Internet_20_link" text:visited-style-name="Visited_20_Internet_20_Link">Hibernate Validator</text:a><text:span text:style-name="T10">を利用します。Hibernate Validatorを用いるのはJSR 303の参照実装であるからです。</text:span></text:p>
            </text:list-item>
            <text:list-item>
              <text:p text:style-name="P14">Static Datas<text:line-break/>Serverからは静的ファイル、HTML、CSS、JavaScriptのみを返却すべきです。出来る限りにおいて、サーバサイドで静的ファイルを動的に生成することは避けてください。特に、静的ファイルに別の拡張した言語を入れるべきではありません。拡張した言語とは、JSPやJava Server Faces、PHPのスクリプトレットや、Rubyのファイルのことです。何故ならば不要な複雑性を画面作成の実装に混入させることになるためです。</text:p>
              <text:p text:style-name="P14">通信量を最適化するためにAngularJS RouteのPush State機能を使います。そのために、Servlet Filterの機能を使って、Push StateのURLにアクセスが来た場合、index.htmlをレスポンスする機能を持ちます。</text:p>
            </text:list-item>
            <text:list-item>
              <text:p text:style-name="P14">JSON Writer<text:line-break/>JAX-RSの<text:span text:style-name="T7">MessageBodyWriterを利用してオブジェクトをJSONに変換します。<text:line-break/></text:span><text:span text:style-name="T4">また、JAX-RSの</text:span><text:span text:style-name="T5">ExceptionMapper</text:span><text:span text:style-name="T4">機能を利用して、発生したExceptionを適正なHTTPレスポンスに変換する機能を持ちます。</text:span></text:p>
            </text:list-item>
            <text:list-item>
              <text:p text:style-name="P14">Action<text:line-break/>JAX-RSのURLマッピングを利用して、JSONを返すAPIを作成します。HTTPリクエストを受け取る、リクエストDtoと、JSONを返却するためのレスポンスDtoを持ちます。リクエストDtoでは<text:span text:style-name="T4">JSR 303 Bean Validationを利用するアノテーションをフィールドに付与します。</text:span></text:p>
            </text:list-item>
            <text:list-item>
              <text:p text:style-name="P14">Service<text:line-break/>POJOでServiceを作成します。<text:line-break/><text:soft-page-break/>JSR 338 JPAを用いてEntityをDBとやりとりする処理を記述します。<text:line-break/>性能的な必要性がある場合、JPQLやSQLとDtoでDBに複雑なクエリを発行します。<text:line-break/>保守性に寄与するように、できるだけUnit Testしやすいように作成します。</text:p>
            </text:list-item>
            <text:list-item>
              <text:p text:style-name="P14">Entity<text:line-break/>JSR 338 JPAによりDBに保存されます。<text:line-break/>Entity独自の処理を保つ場合はメソッドとして実装します。</text:p>
            </text:list-item>
            <text:list-item>
              <text:p text:style-name="P14">Dto<text:line-break/>POJOで、SQLによるクエリ結果をマッピングするオブジェクトを作成します。</text:p>
            </text:list-item>
            <text:list-item>
              <text:p text:style-name="P14">Accessor<text:line-break/>他クラスにアクセスするためのクラスです。POJOとして作成し、Serviceのテストによりテストしやすいようにします。必要があれば他システムのダブルを作成します。<text:line-break/></text:p>
            </text:list-item>
          </text:list>
        </text:list-item>
        <text:list-item>
          <text:p text:style-name="P14">Test</text:p>
          <text:list>
            <text:list-item>
              <text:p text:style-name="P18"><text:span text:style-name="T1">Integration Test<text:line-break/>JUnitから起動する、</text:span><text:a xlink:type="simple" xlink:href="http://www.seleniumhq.org/" text:style-name="Internet_20_link" text:visited-style-name="Visited_20_Internet_20_Link"><text:span text:style-name="T1">Selenium</text:span></text:a><text:span text:style-name="T1">でブラウザを操作する自動テストを作成します。テストの再現性を担保するためにテストデータを</text:span><text:a xlink:type="simple" xlink:href="http://dbunit.sourceforge.net/" text:style-name="Internet_20_link" text:visited-style-name="Visited_20_Internet_20_Link"><text:span text:style-name="T1">DBUnit</text:span></text:a><text:span text:style-name="T1">を使って投入します。</text:span><text:a xlink:type="simple" xlink:href="http://tomcat.apache.org/" text:style-name="Internet_20_link" text:visited-style-name="Visited_20_Internet_20_Link"><text:span text:style-name="T1">Tomcat</text:span></text:a><text:span text:style-name="T1">のEmbed機能を使ってJUnitからアプリケーションサーバの起動、停止を行うことで、テストのポータビリティーを高めます。<text:line-break/>再現性を担保し、適時テストを追加していくことによりアプリケーションの機能性確認が洗練、成長していくことを目指します。</text:span></text:p>
            </text:list-item>
            <text:list-item>
              <text:p text:style-name="P14">Unit Test</text:p>
              <text:p text:style-name="P14">JUnitから起動するテストを作成します。DBUnitを用いて、テストの再現性を担保します。Integrationテストよりも、より細かな試験を行います。</text:p>
            </text:list-item>
          </text:list>
        </text:list-item>
      </text:list>
      <text:p text:style-name="P20"/>
      <text:h text:style-name="P10" text:outline-level="1">ディレクトリ構成</text:h>
      <text:p text:style-name="Text_20_body"><draw:frame draw:style-name="fr1" draw:name="枠4" text:anchor-type="paragraph" svg:x="0.005cm" svg:y="1.259cm" svg:width="16.99cm" draw:z-index="66"><draw:text-box fo:min-height="0.773cm"><text:p text:style-name="Text_20_body">[アプリケーションルートディレクトリ] </text:p><text:p text:style-name="Text_20_body">　└[build] - war作成に必要なリソースを配置します。<text:line-break/>　└[db] - 実行時のデータベースが配置されるディレクトリです。<text:line-break/>　└[doc] - ドキュメントを配置します。<text:line-break/>　└[resource] - アプリケーション作成に必要なリソースを配置します。<text:line-break/>　└[test] – Accessorクラスを配置します。<text:line-break/>　│ └[cause] – テストの前提条件となるリソースを配置します。<text:line-break/>　│ └[db] – テスト用のRDBが作成されるディレクトリです。<text:line-break/>　│ └[libs] – テストで使用するライブラリを配置します。<text:line-break/>　│ └[result] – テスト結果が作成されるディレクトリです。<text:line-break/>　│ └[server] – テストに用いるWebアプリケーションが配置されるディレクトリです。　└[WebContent] – 作成するWebアプリケーションを配置します。</text:p><text:p text:style-name="Text_20_body"/></draw:text-box></draw:frame>リソースを決められたディレクトリに配置することでコードの可読性を高めることができます。</text:p>
      <text:p text:style-name="Text_20_body"/>
      <text:h text:style-name="P10" text:outline-level="1">パッケージ構成</text:h>
      <text:p text:style-name="Text_20_body">各レイヤのクラスを決められたパッケージに配置することでソースコードの可読性を高めることができます。</text:p>
      <text:p text:style-name="Text_20_body"><draw:frame draw:style-name="fr2" draw:name="枠3" text:anchor-type="paragraph" svg:width="16.951cm" draw:z-index="65"><draw:text-box fo:min-height="0.773cm"><text:p text:style-name="Text_20_body">■srcディレクトリ</text:p><text:p text:style-name="Text_20_body">[ルートパッケージ] - 全体構成に関わるクラスを配置します。</text:p><text:p text:style-name="Text_20_body">　└[action] - Actionクラスを配置します。<text:line-break/>　└[entity] - Entityクラスを配置します。<text:line-break/>　└[service] - Serviceクラスを配置します。<text:line-break/>　　 <text:s/>└[sql] - SQLファイルやJPQLファイルを配置します。 <text:line-break/>　└[util] - ドメインには関係しないユーティリティー系のクラスを配置します。<text:line-break/>　└[accessor] - Accessorクラスを配置します。</text:p><text:p text:style-name="Text_20_body">■testディレクトリ<text:line-break/>テスト対象のパッケージ名の頭に「test.」という文字を追加します。</text:p><text:p text:style-name="Text_20_body"/></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Arial Unicode MS1" svg:font-family="'Arial Unicode MS'" style:font-family-generic="swiss"/>
    <style:font-face style:name="Hiragino Kaku Gothic Pro1" svg:font-family="'Hiragino Kaku Gothic Pro'" style:font-family-generic="swiss"/>
    <style:font-face style:name="Hiragino Kaku Gothic ProN" svg:font-family="'Hiragino Kaku Gothic ProN'" style:font-family-generic="swiss"/>
    <style:font-face style:name="Monaco" svg:font-family="Monaco" style:font-family-generic="modern" style:font-pitch="fixed"/>
    <style:font-face style:name="ヒラギノ角ゴ Pro W3" svg:font-family="'ヒラギノ角ゴ Pro W3'" style:font-pitch="variable"/>
    <style:font-face style:name="ヒラギノ角ゴ Std W8" svg:font-family="'ヒラギノ角ゴ Std W8'" style:font-pitch="variable"/>
    <style:font-face style:name="Times New Roman" svg:font-family="'Times New Roman'" style:font-family-generic="roman" style:font-pitch="variable"/>
    <style:font-face style:name="Apple Farben-Emoji" svg:font-family="'Apple Farben-Emoji'" style:font-family-generic="swiss"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draw:gradient draw:name="標準オブジェクト" draw:style="axial" draw:start-color="#ffffff" draw:end-color="#e6e6ff" draw:start-intensity="100%" draw:end-intensity="100%" draw:angle="0" draw:border="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Hiragino Kaku Gothic Pro1" style:font-size-asian="12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iragino Kaku Gothic Pro1"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sian="Hiragino Kaku Gothic ProN"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name-asian="Hiragino Kaku Gothic ProN"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asian="Hiragino Kaku Gothic ProN"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8-01T10:53:57</meta:creation-date>
    <meta:editing-cycles>17</meta:editing-cycles>
    <meta:editing-duration>P1DT17H30M48S</meta:editing-duration>
    <dc:title>ソフトウェアアーキテクチャ説明書</dc:title>
    <dc:date>2014-08-03T08:20:22</dc:date>
    <meta:generator>OpenOffice/4.1.0$Unix OpenOffice.org_project/410m18$Build-9764</meta:generator>
    <meta:document-statistic meta:table-count="1" meta:image-count="0" meta:object-count="0" meta:page-count="11" meta:paragraph-count="116" meta:word-count="6162" meta:character-count="8008"/>
  </office:meta>
</office:document-meta>
</file>